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3.66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53.2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outpu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rue species</text:p>
          </table:table-cell>
          <table:table-cell office:value-type="string" calcext:value-type="string">
            <text:p>best guess</text:p>
          </table:table-cell>
          <table:table-cell office:value-type="string" calcext:value-type="string">
            <text:p>confidenc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float" office:value="0.633228765738201" calcext:value-type="float">
            <text:p>0.63322876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cus imbricaria</text:p>
          </table:table-cell>
          <table:table-cell office:value-type="string" calcext:value-type="string">
            <text:p>Quercus phellos</text:p>
          </table:table-cell>
          <table:table-cell office:value-type="float" office:value="0.759623924905112" calcext:value-type="float">
            <text:p>0.7596239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Quercus lyrata</text:p>
          </table:table-cell>
          <table:table-cell office:value-type="float" office:value="0.563318908116411" calcext:value-type="float">
            <text:p>0.56331890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float" office:value="0.557538295126629" calcext:value-type="float">
            <text:p>0.55753829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float" office:value="0.532094748746792" calcext:value-type="float">
            <text:p>0.53209474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float" office:value="0.701487181220094" calcext:value-type="float">
            <text:p>0.70148718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cus stellata</text:p>
          </table:table-cell>
          <table:table-cell office:value-type="string" calcext:value-type="string">
            <text:p>Quercus laurifolia</text:p>
          </table:table-cell>
          <table:table-cell office:value-type="float" office:value="0.0795850709463095" calcext:value-type="float">
            <text:p>0.0795850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cus imbricaria</text:p>
          </table:table-cell>
          <table:table-cell office:value-type="string" calcext:value-type="string">
            <text:p>Quercus phellos</text:p>
          </table:table-cell>
          <table:table-cell office:value-type="float" office:value="0.722793510061579" calcext:value-type="float">
            <text:p>0.7227935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cus phellos</text:p>
          </table:table-cell>
          <table:table-cell office:value-type="string" calcext:value-type="string">
            <text:p>Quercus accutissima</text:p>
          </table:table-cell>
          <table:table-cell office:value-type="float" office:value="0.615364030608846" calcext:value-type="float">
            <text:p>0.6153640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float" office:value="0.780056560228457" calcext:value-type="float">
            <text:p>0.7800565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float" office:value="0.604984941061066" calcext:value-type="float">
            <text:p>0.60498494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float" office:value="0.634184562590524" calcext:value-type="float">
            <text:p>0.63418456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float" office:value="0.738948224303975" calcext:value-type="float">
            <text:p>0.73894822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float" office:value="0.876173019324298" calcext:value-type="float">
            <text:p>0.87617301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float" office:value="0.772979157071789" calcext:value-type="float">
            <text:p>0.77297915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float" office:value="0.751981652939649" calcext:value-type="float">
            <text:p>0.75198165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lyrata</text:p>
          </table:table-cell>
          <table:table-cell office:value-type="float" office:value="0.630406581936199" calcext:value-type="float">
            <text:p>0.63040658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float" office:value="0.959021013270102" calcext:value-type="float">
            <text:p>0.9590210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float" office:value="0.738989386978471" calcext:value-type="float">
            <text:p>0.7389893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float" office:value="0.260785110455594" calcext:value-type="float">
            <text:p>0.2607851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float" office:value="0.747790505768715" calcext:value-type="float">
            <text:p>0.74779050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palustris</text:p>
          </table:table-cell>
          <table:table-cell office:value-type="float" office:value="0.537071293229382" calcext:value-type="float">
            <text:p>0.53707129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float" office:value="0.567311266770819" calcext:value-type="float">
            <text:p>0.56731126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float" office:value="0.759623924905112" calcext:value-type="float">
            <text:p>0.7596239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float" office:value="0.693701446057982" calcext:value-type="float">
            <text:p>0.69370144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cus laurifolia</text:p>
          </table:table-cell>
          <table:table-cell office:value-type="string" calcext:value-type="string">
            <text:p>Quercus nigra</text:p>
          </table:table-cell>
          <table:table-cell office:value-type="float" office:value="0.365030679666897" calcext:value-type="float">
            <text:p>0.3650306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cus accutissima</text:p>
          </table:table-cell>
          <table:table-cell office:value-type="string" calcext:value-type="string">
            <text:p>Quercus palustris</text:p>
          </table:table-cell>
          <table:table-cell office:value-type="float" office:value="0.0387006267372268" calcext:value-type="float">
            <text:p>0.0387006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Quercus palustris</text:p>
          </table:table-cell>
          <table:table-cell office:value-type="float" office:value="0.599199629270335" calcext:value-type="float">
            <text:p>0.59919962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float" office:value="0.759623924905112" calcext:value-type="float">
            <text:p>0.7596239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float" office:value="0.750629422683986" calcext:value-type="float">
            <text:p>0.75062942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palustris</text:p>
          </table:table-cell>
          <table:table-cell office:value-type="float" office:value="0.603496823421575" calcext:value-type="float">
            <text:p>0.60349682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lyrata</text:p>
          </table:table-cell>
          <table:table-cell office:value-type="float" office:value="0.763800089538159" calcext:value-type="float">
            <text:p>0.7638000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cus imbricaria</text:p>
          </table:table-cell>
          <table:table-cell office:value-type="string" calcext:value-type="string">
            <text:p>Quercus nigra</text:p>
          </table:table-cell>
          <table:table-cell office:value-type="float" office:value="0.554836966034191" calcext:value-type="float">
            <text:p>0.554836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cus stellata</text:p>
          </table:table-cell>
          <table:table-cell office:value-type="string" calcext:value-type="string">
            <text:p>Quercus imbricaria</text:p>
          </table:table-cell>
          <table:table-cell office:value-type="float" office:value="0.286276102209074" calcext:value-type="float">
            <text:p>0.2862761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float" office:value="0.626853199590943" calcext:value-type="float">
            <text:p>0.62685319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cus stellata</text:p>
          </table:table-cell>
          <table:table-cell office:value-type="string" calcext:value-type="string">
            <text:p>Quercus imbricaria</text:p>
          </table:table-cell>
          <table:table-cell office:value-type="float" office:value="0.453444273397534" calcext:value-type="float">
            <text:p>0.4534442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float" office:value="0.285638130461489" calcext:value-type="float">
            <text:p>0.28563813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float" office:value="0.806872288158085" calcext:value-type="float">
            <text:p>0.80687228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cus lyrata</text:p>
          </table:table-cell>
          <table:table-cell office:value-type="string" calcext:value-type="string">
            <text:p>Quercus stellata</text:p>
          </table:table-cell>
          <table:table-cell office:value-type="float" office:value="0.381101264780212" calcext:value-type="float">
            <text:p>0.3811012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Quercus palustris</text:p>
          </table:table-cell>
          <table:table-cell office:value-type="float" office:value="0.37611417078434" calcext:value-type="float">
            <text:p>0.37611417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lyrata</text:p>
          </table:table-cell>
          <table:table-cell office:value-type="float" office:value="0.671869402392385" calcext:value-type="float">
            <text:p>0.6718694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float" office:value="0.642892778941265" calcext:value-type="float">
            <text:p>0.64289277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float" office:value="0.804648405346075" calcext:value-type="float">
            <text:p>0.80464840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float" office:value="0.540239996369997" calcext:value-type="float">
            <text:p>0.54023999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cus nigra</text:p>
          </table:table-cell>
          <table:table-cell office:value-type="string" calcext:value-type="string">
            <text:p>Quercus imbricaria</text:p>
          </table:table-cell>
          <table:table-cell office:value-type="float" office:value="0.312675373833236" calcext:value-type="float">
            <text:p>0.3126753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Quercus palustris</text:p>
          </table:table-cell>
          <table:table-cell office:value-type="float" office:value="0.610187714195281" calcext:value-type="float">
            <text:p>0.61018771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float" office:value="0.552179399123647" calcext:value-type="float">
            <text:p>0.5521793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cus lyrata</text:p>
          </table:table-cell>
          <table:table-cell office:value-type="string" calcext:value-type="string">
            <text:p>Quercus nigra</text:p>
          </table:table-cell>
          <table:table-cell office:value-type="float" office:value="0.629723160633827" calcext:value-type="float">
            <text:p>0.6297231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float" office:value="0.599579061868758" calcext:value-type="float">
            <text:p>0.59957906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float" office:value="0.596236507818632" calcext:value-type="float">
            <text:p>0.59623650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float" office:value="0.971505332674982" calcext:value-type="float">
            <text:p>0.97150533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float" office:value="0.862570625343443" calcext:value-type="float">
            <text:p>0.86257062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float" office:value="0.758321746465304" calcext:value-type="float">
            <text:p>0.75832174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float" office:value="0.678618299351928" calcext:value-type="float">
            <text:p>0.67861829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cus stellata</text:p>
          </table:table-cell>
          <table:table-cell office:value-type="string" calcext:value-type="string">
            <text:p>Quercus laurifolia</text:p>
          </table:table-cell>
          <table:table-cell office:value-type="float" office:value="0.825234085385989" calcext:value-type="float">
            <text:p>0.8252340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cus stellata</text:p>
          </table:table-cell>
          <table:table-cell office:value-type="string" calcext:value-type="string">
            <text:p>Quercus palustris</text:p>
          </table:table-cell>
          <table:table-cell office:value-type="float" office:value="0.0406922844511127" calcext:value-type="float">
            <text:p>0.0406922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float" office:value="0.776476872995485" calcext:value-type="float">
            <text:p>0.776476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float" office:value="0.96335849525374" calcext:value-type="float">
            <text:p>0.96335849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float" office:value="0.685189654589011" calcext:value-type="float">
            <text:p>0.68518965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float" office:value="0.761430107102797" calcext:value-type="float">
            <text:p>0.76143010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float" office:value="0.565435107094014" calcext:value-type="float">
            <text:p>0.56543510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lyrata</text:p>
          </table:table-cell>
          <table:table-cell office:value-type="float" office:value="0.491512249282757" calcext:value-type="float">
            <text:p>0.49151224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float" office:value="0.757969989736589" calcext:value-type="float">
            <text:p>0.75796998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float" office:value="0.333700841472917" calcext:value-type="float">
            <text:p>0.33370084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float" office:value="0.744295252356141" calcext:value-type="float">
            <text:p>0.7442952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float" office:value="0.646429428923477" calcext:value-type="float">
            <text:p>0.6464294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float" office:value="0.646982061820406" calcext:value-type="float">
            <text:p>0.64698206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float" office:value="0.725198649824089" calcext:value-type="float">
            <text:p>0.72519864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cus lyrata</text:p>
          </table:table-cell>
          <table:table-cell office:value-type="string" calcext:value-type="string">
            <text:p>Quercus palustris</text:p>
          </table:table-cell>
          <table:table-cell office:value-type="float" office:value="0.298861612918859" calcext:value-type="float">
            <text:p>0.2988616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float" office:value="0.671299059525145" calcext:value-type="float">
            <text:p>0.67129905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cus nigra</text:p>
          </table:table-cell>
          <table:table-cell office:value-type="string" calcext:value-type="string">
            <text:p>Quercus imbricaria</text:p>
          </table:table-cell>
          <table:table-cell office:value-type="float" office:value="0.351426276470307" calcext:value-type="float">
            <text:p>0.3514262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float" office:value="0.755468291243214" calcext:value-type="float">
            <text:p>0.75546829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float" office:value="0.718617599333695" calcext:value-type="float">
            <text:p>0.71861759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float" office:value="0.607311092977849" calcext:value-type="float">
            <text:p>0.6073110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float" office:value="0.851260997948755" calcext:value-type="float">
            <text:p>0.85126099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float" office:value="0.724467925024203" calcext:value-type="float">
            <text:p>0.7244679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palustris</text:p>
          </table:table-cell>
          <table:table-cell office:value-type="float" office:value="0.613168550130856" calcext:value-type="float">
            <text:p>0.6131685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float" office:value="0.461908433892345" calcext:value-type="float">
            <text:p>0.46190843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float" office:value="0.709274175297401" calcext:value-type="float">
            <text:p>0.70927417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float" office:value="0.660777805791363" calcext:value-type="float">
            <text:p>0.66077780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float" office:value="0.761390381681514" calcext:value-type="float">
            <text:p>0.76139038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float" office:value="0.759623924905112" calcext:value-type="float">
            <text:p>0.7596239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float" office:value="0.759623924905112" calcext:value-type="float">
            <text:p>0.7596239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float" office:value="0.721162242734714" calcext:value-type="float">
            <text:p>0.72116224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cus laurifolia</text:p>
          </table:table-cell>
          <table:table-cell office:value-type="string" calcext:value-type="string">
            <text:p>Quercus phellos</text:p>
          </table:table-cell>
          <table:table-cell office:value-type="float" office:value="0.759623924905112" calcext:value-type="float">
            <text:p>0.7596239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float" office:value="0.753732631740944" calcext:value-type="float">
            <text:p>0.75373263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cus nigra</text:p>
          </table:table-cell>
          <table:table-cell office:value-type="string" calcext:value-type="string">
            <text:p>Quercus imbricaria</text:p>
          </table:table-cell>
          <table:table-cell office:value-type="float" office:value="0.740379451078486" calcext:value-type="float">
            <text:p>0.7403794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float" office:value="0.668517464477016" calcext:value-type="float">
            <text:p>0.66851746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float" office:value="0.673621568267713" calcext:value-type="float">
            <text:p>0.67362156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float" office:value="0.603329120604159" calcext:value-type="float">
            <text:p>0.60332912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float" office:value="0.777446425649989" calcext:value-type="float">
            <text:p>0.7774464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float" office:value="0.733114924842549" calcext:value-type="float">
            <text:p>0.73311492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cus palustris</text:p>
          </table:table-cell>
          <table:table-cell office:value-type="string" calcext:value-type="string">
            <text:p>Quercus nigra</text:p>
          </table:table-cell>
          <table:table-cell office:value-type="float" office:value="0.571740067578469" calcext:value-type="float">
            <text:p>0.5717400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Quercus lyrata</text:p>
          </table:table-cell>
          <table:table-cell office:value-type="float" office:value="0.79838190371275" calcext:value-type="float">
            <text:p>0.7983819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cus nigra</text:p>
          </table:table-cell>
          <table:table-cell office:value-type="string" calcext:value-type="string">
            <text:p>Quercus laurifolia</text:p>
          </table:table-cell>
          <table:table-cell office:value-type="float" office:value="0.277751369701166" calcext:value-type="float">
            <text:p>0.2777513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float" office:value="0.456820542323096" calcext:value-type="float">
            <text:p>0.45682054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float" office:value="0.722459854381958" calcext:value-type="float">
            <text:p>0.72245985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float" office:value="0.7660649497151" calcext:value-type="float">
            <text:p>0.76606494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float" office:value="0.728823854566838" calcext:value-type="float">
            <text:p>0.72882385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float" office:value="0.823121112301372" calcext:value-type="float">
            <text:p>0.8231211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float" office:value="0.816385515766368" calcext:value-type="float">
            <text:p>0.81638551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float" office:value="0.658804001370562" calcext:value-type="float">
            <text:p>0.6588040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cus laurifolia</text:p>
          </table:table-cell>
          <table:table-cell office:value-type="string" calcext:value-type="string">
            <text:p>Quercus phellos</text:p>
          </table:table-cell>
          <table:table-cell office:value-type="float" office:value="0.592401676518913" calcext:value-type="float">
            <text:p>0.5924016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cus lyrata</text:p>
          </table:table-cell>
          <table:table-cell office:value-type="string" calcext:value-type="string">
            <text:p>Quercus stellata</text:p>
          </table:table-cell>
          <table:table-cell office:value-type="float" office:value="0.962112156559397" calcext:value-type="float">
            <text:p>0.9621121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cus palustris</text:p>
          </table:table-cell>
          <table:table-cell office:value-type="string" calcext:value-type="string">
            <text:p>Quercus lyrata</text:p>
          </table:table-cell>
          <table:table-cell office:value-type="float" office:value="0.525655763334786" calcext:value-type="float">
            <text:p>0.5256557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float" office:value="0.475629748514589" calcext:value-type="float">
            <text:p>0.47562974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float" office:value="0.566598819823235" calcext:value-type="float">
            <text:p>0.56659881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float" office:value="0.604613805083116" calcext:value-type="float">
            <text:p>0.6046138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cus accutissima</text:p>
          </table:table-cell>
          <table:table-cell office:value-type="string" calcext:value-type="string">
            <text:p>Quercus palustris</text:p>
          </table:table-cell>
          <table:table-cell office:value-type="float" office:value="0.0387006267372268" calcext:value-type="float">
            <text:p>0.0387006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cus phellos</text:p>
          </table:table-cell>
          <table:table-cell office:value-type="string" calcext:value-type="string">
            <text:p>Quercus imbricaria</text:p>
          </table:table-cell>
          <table:table-cell office:value-type="float" office:value="0.502528039198123" calcext:value-type="float">
            <text:p>0.5025280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Quercus lyrata</text:p>
          </table:table-cell>
          <table:table-cell office:value-type="float" office:value="0.775011192918072" calcext:value-type="float">
            <text:p>0.77501119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float" office:value="0.688419795100343" calcext:value-type="float">
            <text:p>0.68841979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palustris</text:p>
          </table:table-cell>
          <table:table-cell office:value-type="float" office:value="0.492064779452011" calcext:value-type="float">
            <text:p>0.49206477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cus lyrata</text:p>
          </table:table-cell>
          <table:table-cell office:value-type="string" calcext:value-type="string">
            <text:p>Quercus laurifolia</text:p>
          </table:table-cell>
          <table:table-cell office:value-type="float" office:value="0.766766994374606" calcext:value-type="float">
            <text:p>0.7667669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cus imbricaria</text:p>
          </table:table-cell>
          <table:table-cell office:value-type="string" calcext:value-type="string">
            <text:p>Quercus phellos</text:p>
          </table:table-cell>
          <table:table-cell office:value-type="float" office:value="0.759623924905112" calcext:value-type="float">
            <text:p>0.7596239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cus accutissima</text:p>
          </table:table-cell>
          <table:table-cell office:value-type="string" calcext:value-type="string">
            <text:p>Quercus laurifolia</text:p>
          </table:table-cell>
          <table:table-cell office:value-type="float" office:value="0.588249044096808" calcext:value-type="float">
            <text:p>0.5882490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float" office:value="0.645581198677687" calcext:value-type="float">
            <text:p>0.6455811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float" office:value="0.969025357521911" calcext:value-type="float">
            <text:p>0.96902535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palustris</text:p>
          </table:table-cell>
          <table:table-cell office:value-type="float" office:value="0.616165305342466" calcext:value-type="float">
            <text:p>0.61616530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cus palustris</text:p>
          </table:table-cell>
          <table:table-cell office:value-type="string" calcext:value-type="string">
            <text:p>Quercus accutissima</text:p>
          </table:table-cell>
          <table:table-cell office:value-type="float" office:value="0.559070383054822" calcext:value-type="float">
            <text:p>0.5590703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float" office:value="0.484675871617648" calcext:value-type="float">
            <text:p>0.48467587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cus imbricaria</text:p>
          </table:table-cell>
          <table:table-cell office:value-type="string" calcext:value-type="string">
            <text:p>Quercus nigra</text:p>
          </table:table-cell>
          <table:table-cell office:value-type="float" office:value="0.399592628427338" calcext:value-type="float">
            <text:p>0.3995926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float" office:value="0.745621660591582" calcext:value-type="float">
            <text:p>0.74562166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cus accutissima</text:p>
          </table:table-cell>
          <table:table-cell office:value-type="string" calcext:value-type="string">
            <text:p>Quercus stellata</text:p>
          </table:table-cell>
          <table:table-cell office:value-type="float" office:value="0.27089379849742" calcext:value-type="float">
            <text:p>0.2708937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float" office:value="0.725607477450793" calcext:value-type="float">
            <text:p>0.72560747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float" office:value="0.64562686582532" calcext:value-type="float">
            <text:p>0.6456268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float" office:value="0.700112829977814" calcext:value-type="float">
            <text:p>0.700112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palustris</text:p>
          </table:table-cell>
          <table:table-cell office:value-type="float" office:value="0.60983516237063" calcext:value-type="float">
            <text:p>0.60983516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palustris</text:p>
          </table:table-cell>
          <table:table-cell office:value-type="float" office:value="0.291463788127323" calcext:value-type="float">
            <text:p>0.29146378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float" office:value="0.637352020235038" calcext:value-type="float">
            <text:p>0.6373520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float" office:value="0.815951665001338" calcext:value-type="float">
            <text:p>0.8159516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float" office:value="0.738285684660662" calcext:value-type="float">
            <text:p>0.73828568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cus palustris</text:p>
          </table:table-cell>
          <table:table-cell office:value-type="string" calcext:value-type="string">
            <text:p>Quercus laurifolia</text:p>
          </table:table-cell>
          <table:table-cell office:value-type="float" office:value="0.801523446161405" calcext:value-type="float">
            <text:p>0.8015234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float" office:value="0.698076920789895" calcext:value-type="float">
            <text:p>0.6980769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float" office:value="0.753956549721686" calcext:value-type="float">
            <text:p>0.75395654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float" office:value="0.683591022132937" calcext:value-type="float">
            <text:p>0.6835910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" table:formula="of:=AVERAGE([.D2:.D137])" office:value-type="percentage" office:value="0.764705882352941" calcext:value-type="percentage">
            <text:p>76.47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04T08:43:29.846166004</dc:date>
    <meta:editing-duration>PT3M42S</meta:editing-duration>
    <meta:editing-cycles>1</meta:editing-cycles>
    <meta:document-statistic meta:table-count="1" meta:cell-count="548" meta:object-count="0"/>
    <meta:generator>LibreOffice/5.0.2.2$Linux_X86_64 LibreOffice_project/00m0$Build-2</meta:generator>
  </office:meta>
</office:document-meta>
</file>